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-sms" table:style-name="ta1">
        <table:table-column table:style-name="co1" table:number-columns-repeated="3" table:default-cell-style-name="ce1"/>
        <table:table-row table:style-name="ro1"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ourn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ook Chapt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ourna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ook Chapt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ournal</text:p>
          </table:table-cell>
        </table:table-row>
      </table:table>
      <table:table table:name="updated-sms" table:style-name="ta1"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Publication Typ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ookChapt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ookChapt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ookChapt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ookChapt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ookChapt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onferencePape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urnalArticle</text:p>
          </table:table-cell>
          <table:table-cell office:value-type="float" office:value="2022" calcext:value-type="float">
            <text:p>2022</text:p>
          </table:table-cell>
        </table:table-row>
      </table:table>
      <table:table table:name="graph" table:style-name="ta1">
        <table:shapes>
          <draw:frame draw:z-index="0" draw:style-name="gr1" draw:text-style-name="P1" svg:width="20.609cm" svg:height="11.537cm" svg:x="10.804cm" svg:y="11.007cm">
            <draw:object draw:notify-on-update-of-ranges="graph.G7:graph.G21 graph.H6:graph.H6 graph.H7:graph.H21 graph.I6:graph.I6 graph.I7:graph.I21 graph.J6:graph.J6 graph.J7:graph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Conference Paper</text:p>
          </table:table-cell>
          <table:table-cell table:number-columns-repeated="6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ged original + updated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a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Conference Pape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.B8]" office:value-type="float" office:value="1" calcext:value-type="float">
            <text:p>1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.B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.B11]" office:value-type="float" office:value="0" calcext:value-type="float">
            <text:p>0</text:p>
          </table:table-cell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2016" calcext:value-type="float">
            <text:p>2016</text:p>
          </table:table-cell>
          <table:table-cell table:formula="of:=[.B12]"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2017" calcext:value-type="float">
            <text:p>2017</text:p>
          </table:table-cell>
          <table:table-cell table:formula="of:=[.B13]"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2018" calcext:value-type="float">
            <text:p>2018</text:p>
          </table:table-cell>
          <table:table-cell table:formula="of:=[.B14]+[.B21]" office:value-type="float" office:value="1" calcext:value-type="float">
            <text:p>1</text:p>
          </table:table-cell>
          <table:table-cell table:formula="of:=[.C14]+[.C21]" office:value-type="float" office:value="2" calcext:value-type="float">
            <text:p>2</text:p>
          </table:table-cell>
          <table:table-cell table:formula="of:=[.D14]+[.D2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5"/>
          <table:table-cell office:value-type="float" office:value="2019" calcext:value-type="float">
            <text:p>2019</text:p>
          </table:table-cell>
          <table:table-cell table:formula="of:=[.B22]" office:value-type="float" office:value="1" calcext:value-type="float">
            <text:p>1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2020" calcext:value-type="float">
            <text:p>2020</text:p>
          </table:table-cell>
          <table:table-cell table:formula="of:=[.B23]" office:value-type="float" office:value="7" calcext:value-type="float">
            <text:p>7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Conference Paper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table:formula="of:=[.C2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original-sms'.A1:'original-sms'.C48" table:display-filter-buttons="true"/>
        <table:database-range table:name="__Anonymous_Sheet_DB__1" table:target-range-address="'updated-sms'.A1:'updated-sms'.B6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1:59:38.429246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4T19:34:27.500583841</meta:creation-date>
    <dc:date>2023-02-20T12:04:15.750220958</dc:date>
    <meta:editing-duration>PT1H2M9S</meta:editing-duration>
    <meta:editing-cycles>5</meta:editing-cycles>
    <meta:generator>LibreOffice/7.2.5.2$MacOSX_X86_64 LibreOffice_project/499f9727c189e6ef3471021d6132d4c694f357e5</meta:generator>
    <meta:document-statistic meta:table-count="3" meta:cell-count="39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575cd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1cm" svg:height="11.538cm" xlink:href=".." xlink:type="simple" chart:class="chart:bar" chart:style-name="ch1">
        <chart:legend chart:legend-position="end" svg:x="2.017cm" svg:y="2.195cm" style:legend-expansion="custom" svg:width="3.481cm" svg:height="1.603cm" style:legend-expansion-aspect-ratio="2.1715533374922" chart:style-name="ch2"/>
        <chart:plot-area chart:style-name="ch3" table:cell-range-address="graph.G6:graph.J21" chart:data-source-has-labels="both" svg:x="0.412cm" svg:y="0.23cm" svg:width="19.805cm" svg:height="11.077cm">
          <chart:coordinate-region svg:x="1.063cm" svg:y="0.431cm" svg:width="19.154cm" svg:height="10.226cm"/>
          <chart:axis chart:dimension="x" chart:name="primary-x" chart:style-name="ch4" chartooo:axis-type="auto">
            <chartooo:date-scale/>
            <chart:categories table:cell-range-address="graph.G7:graph.G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.H7:graph.H21" chart:label-cell-address="graph.H6:graph.H6" chart:class="chart:bar">
            <chart:data-point chart:repeated="15"/>
          </chart:series>
          <chart:series chart:style-name="ch8" chart:values-cell-range-address="graph.I7:graph.I21" chart:label-cell-address="graph.I6:graph.I6" chart:class="chart:bar">
            <chart:data-point chart:repeated="15"/>
          </chart:series>
          <chart:series chart:style-name="ch9" chart:values-cell-range-address="graph.J7:graph.J21" chart:label-cell-address="graph.J6:graph.J6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urnal</text:p>
                <draw:g>
                  <svg:desc>graph.H6:graph.H6</svg:desc>
                </draw:g>
              </table:table-cell>
              <table:table-cell office:value-type="string">
                <text:p>Book Chapter</text:p>
                <draw:g>
                  <svg:desc>graph.I6:graph.I6</svg:desc>
                </draw:g>
              </table:table-cell>
              <table:table-cell office:value-type="string">
                <text:p>Conference Paper</text:p>
                <draw:g>
                  <svg:desc>graph.J6:graph.J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graph.G7:graph.G21</svg:desc>
                </draw:g>
              </table:table-cell>
              <table:table-cell office:value-type="float" office:value="0">
                <text:p>0</text:p>
                <draw:g>
                  <svg:desc>graph.H7:graph.H21</svg:desc>
                </draw:g>
              </table:table-cell>
              <table:table-cell office:value-type="float" office:value="0">
                <text:p>0</text:p>
                <draw:g>
                  <svg:desc>graph.I7:graph.I21</svg:desc>
                </draw:g>
              </table:table-cell>
              <table:table-cell office:value-type="float" office:value="1">
                <text:p>1</text:p>
                <draw:g>
                  <svg:desc>graph.J7:graph.J21</svg:desc>
                </draw:g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